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22.628cm" svg:height="11.501cm" svg:x="10.654cm" svg:y="4.648cm">
            <draw:object draw:notify-on-update-of-ranges="Foglio1.C1:Foglio1.C51 Foglio1.B1:Foglio1.B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9.768166" calcext:value-type="float">
            <text:p>49,768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.677849" calcext:value-type="float">
            <text:p>55,6778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.677849" calcext:value-type="float">
            <text:p>55,6778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.459785" calcext:value-type="float">
            <text:p>56,4597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472481" calcext:value-type="float">
            <text:p>47,47248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472481" calcext:value-type="float">
            <text:p>47,4724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.472481" calcext:value-type="float">
            <text:p>47,4724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863308" calcext:value-type="float">
            <text:p>42,8633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.941738" calcext:value-type="float">
            <text:p>50,9417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.997009" calcext:value-type="float">
            <text:p>51,9970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.997009" calcext:value-type="float">
            <text:p>51,99700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.632652" calcext:value-type="float">
            <text:p>53,632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.863308" calcext:value-type="float">
            <text:p>42,863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.963634" calcext:value-type="float">
            <text:p>52,96363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.603943" calcext:value-type="float">
            <text:p>51,60394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.689972" calcext:value-type="float">
            <text:p>50,6899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.863308" calcext:value-type="float">
            <text:p>42,86330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.24437" calcext:value-type="float">
            <text:p>50,244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.24437" calcext:value-type="float">
            <text:p>50,244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.317402" calcext:value-type="float">
            <text:p>43,3174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.590294" calcext:value-type="float">
            <text:p>43,59029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.689445" calcext:value-type="float">
            <text:p>44,68944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.583126" calcext:value-type="float">
            <text:p>51,5831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.583126" calcext:value-type="float">
            <text:p>51,5831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.863308" calcext:value-type="float">
            <text:p>42,86330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863308" calcext:value-type="float">
            <text:p>42,86330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.618645" calcext:value-type="float">
            <text:p>43,61864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.428802" calcext:value-type="float">
            <text:p>42,42880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.733238" calcext:value-type="float">
            <text:p>42,73323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.561436" calcext:value-type="float">
            <text:p>46,561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.15358" calcext:value-type="float">
            <text:p>62,1535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.498276" calcext:value-type="float">
            <text:p>57,49827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.797203" calcext:value-type="float">
            <text:p>49,79720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.498276" calcext:value-type="float">
            <text:p>57,49827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.597542" calcext:value-type="float">
            <text:p>40,5975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.597542" calcext:value-type="float">
            <text:p>40,59754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.597542" calcext:value-type="float">
            <text:p>40,5975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7:57:06.16495434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1T18:17:52.65535085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5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29cm" svg:height="11.502cm" xlink:href=".." xlink:type="simple" chart:class="chart:line" chart:style-name="ch1">
        <chart:legend chart:legend-position="end" svg:x="20.518cm" svg:y="5.452cm" style:legend-expansion="high" chart:style-name="ch2"/>
        <chart:plot-area chart:style-name="ch3" table:cell-range-address="Foglio1.B1:Foglio1.C51" chart:data-source-has-labels="both" svg:x="0.591cm" svg:y="0.35cm" svg:width="17.052cm" svg:height="10.295cm">
          <chartooo:coordinate-region svg:x="1.212cm" svg:y="0.549cm" svg:width="16.431cm" svg:height="9.449cm"/>
          <chart:axis chart:dimension="x" chart:name="primary-x" chart:style-name="ch4" chartooo:axis-type="auto">
            <chartooo:date-scale/>
            <chart:categories table:cell-range-address="Foglio1.C1:Foglio1.C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1:Foglio1.B51" chart:label-cell-address="fmax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max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oglio1.C1:Foglio1.C51</svg:desc>
                </draw:g>
              </table:table-cell>
              <table:table-cell office:value-type="float" office:value="49.768166">
                <text:p>49.768166</text:p>
                <draw:g>
                  <svg:desc>Foglio1.B1:Foglio1.B5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677849">
                <text:p>55.677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.677849">
                <text:p>55.677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459785">
                <text:p>56.459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472481">
                <text:p>47.472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472481">
                <text:p>47.472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.472481">
                <text:p>47.472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863308">
                <text:p>42.863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941738">
                <text:p>50.941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997009">
                <text:p>51.997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997009">
                <text:p>51.997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.632652">
                <text:p>53.6326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.863308">
                <text:p>42.863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.963634">
                <text:p>52.963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603943">
                <text:p>51.603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689972">
                <text:p>50.689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863308">
                <text:p>42.863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24437">
                <text:p>50.24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.24437">
                <text:p>50.24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317402">
                <text:p>43.317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590294">
                <text:p>43.590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689445">
                <text:p>44.6894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1.583126">
                <text:p>51.583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.583126">
                <text:p>51.583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863308">
                <text:p>42.863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863308">
                <text:p>42.863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618645">
                <text:p>43.618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428802">
                <text:p>42.42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733238">
                <text:p>42.733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6.561436">
                <text:p>46.561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.15358">
                <text:p>62.1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498276">
                <text:p>57.49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797203">
                <text:p>49.797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.498276">
                <text:p>57.49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.597542">
                <text:p>40.597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